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.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loader.setRever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setParentFir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setParen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setRese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lassloader.setClasspathRef( Reference pat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